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tahoma, verdan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style:line-height-at-least="0.2189in" fo:text-align="start" style:justify-single-word="false" fo:orphans="2" fo:widows="2" fo:text-indent="0in" style:auto-text-indent="false" fo:padding="0in" fo:border="none"/>
      <style:text-properties fo:font-variant="normal" fo:text-transform="none" fo:color="#444444" style:font-name="lucida grande" fo:font-size="9pt" fo:letter-spacing="normal" fo:font-style="normal" fo:font-weight="normal"/>
    </style:style>
    <style:style style:name="P2" style:family="paragraph" style:parent-style-name="Text_20_body">
      <style:paragraph-properties fo:margin-left="0in" fo:margin-right="0in" fo:margin-top="0in" fo:margin-bottom="0in" style:line-height-at-least="0.2189in" fo:text-align="start" style:justify-single-word="false" fo:orphans="2" fo:widows="2" fo:text-indent="0in" style:auto-text-indent="false" fo:padding="0in" fo:border="none"/>
      <style:text-properties fo:font-variant="normal" fo:text-transform="none" fo:color="#444444" style:font-name="lucida grande" fo:font-size="9pt" fo:letter-spacing="normal" fo:font-style="normal" fo:font-weight="normal"/>
    </style:style>
    <style:style style:name="P3" style:family="paragraph" style:parent-style-name="Text_20_body">
      <style:paragraph-properties fo:margin-left="0in" fo:margin-right="0in" fo:margin-top="0in" fo:margin-bottom="0in" fo:orphans="2" fo:widows="2" fo:text-indent="0in" style:auto-text-indent="false" fo:padding="0in" fo:border="none"/>
    </style:style>
    <style:style style:name="P4" style:family="paragraph" style:parent-style-name="Text_20_body">
      <style:paragraph-properties fo:margin-left="0in" fo:margin-right="0in" fo:margin-top="0in" fo:margin-bottom="0in" style:line-height-at-least="0.2189in" fo:text-align="start" style:justify-single-word="false" fo:orphans="2" fo:widows="2" fo:text-indent="0in" style:auto-text-indent="false" fo:padding="0in" fo:border="none"/>
    </style:style>
    <style:style style:name="P5" style:family="paragraph" style:parent-style-name="Text_20_body">
      <style:paragraph-properties fo:margin-left="0in" fo:margin-right="0in" fo:margin-top="0in" fo:margin-bottom="0in" style:line-height-at-least="0.2189in" fo:text-align="start" style:justify-single-word="false" fo:orphans="2" fo:widows="2" fo:text-indent="0in" style:auto-text-indent="false" fo:padding="0in" fo:border="none"/>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444444" style:font-name="lucida grande" fo:font-size="9pt" fo:letter-spacing="normal" fo:font-style="normal" fo:font-weight="normal"/>
    </style:style>
    <style:style style:name="T4" style:family="text">
      <style:text-properties fo:font-variant="normal" fo:text-transform="none" fo:color="#444444" style:font-name="lucida grande" fo:font-size="9pt" fo:letter-spacing="normal" fo:font-style="normal" fo:font-weight="norma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bbene sì, sembra una banalità, ma i componenti reali vanno alimentati e questo comporta una serie di attenzioni nella progettazione del circuito.</text:p>
      <text:p text:style-name="P2"><text:span text:style-name="T1">Effetto sull'uscita:</text:span> per esempio, se alimentate l'OPA a +/- 15V e lo mettete in configurazione amplificatore non invertente con guadagno 100, applicando un'onda sinusoidale di 1V all'ingresso all'uscita otterrete, anzichè la sinusoide a 100V che potreste aspettarvi, una forma d'onda che passa da -15 a +15 <text:span text:style-name="T2">sinusoidalmente</text:span> ma poi si ferma bruscamente e resta piatta per buona parte del periodo. Questo, ovviamente, perchè l'amplificatore non può dare in uscita una tensione superiore a quella cui è alimentato. Inoltre, a seconda della tecnologia utilizzata nello stadio di uscita dell'OPA reale, l'amplificatore sarà più o meno in grado di <text:span text:style-name="T2">avvicinarsi</text:span> in uscita alla tensione di alimentazione, sia bassa che alta. Gli operazionali che riescono in questo, cioè che sono in grado di portare l'uscita molto vicina all'alimentazione (sia positiva che negativa), sono detti <text:span text:style-name="T1">rail-to-rail in uscita</text:span> (da binario a binario).</text:p>
      <text:p text:style-name="P2"/>
      <text:p text:style-name="P4"><text:span text:style-name="T3">Ri : resistenza d’ingresso differenziale (differential input resistance) Resistenza tra i due ingressi dell’amplificatore operazionale nel collegamento in catena aperta. Vale alcuni MΩ negli amplificatori operazionali con stadi d’ingresso a BJT, mentre in quelli a FET si ha Ri → ∞. Vos: tensione di fuori-zero d’ingresso (input offset voltage) Tensione che deve essere applicata ai morsetti d’ingresso affinché la tensione d’uscita sia nulla. Nelle connessioni ad anello chiuso (sia invertente che non invertente) si può rappresentare la tensione di offset come un generatore collegato all’ingresso non invertente; in assenza di segnale in ingresso l’offset provoca una tensione di offset d’uscita Voo data da: V V R R 1 oo os 2 1 = ⋅ +            per cui è possibile ridurre gli effetti di Vos sulla tensione d’uscita, mantenendo limitato il valore del rapporto R2 /R1 e quindi il guadagno ad anello </text:span>chiuso dell’amplificatore. I valori tipici di Vos vanno dalle decine di μV ad alcuni mV. </text:p>
      <text:p text:style-name="P4"/>
      <text:p text:style-name="P4">Ibias : corrente di polarizzazione d’ingresso (input bias current) È la media tra le correnti di polarizzazione assorbite dagli ingressi. Nel caso ideale o con ingresso a FET, non vi è assorbimento di corrente di polarizzazione da parte degli ingressi, mentre gli ingressi a BJT assorbono correnti che, a causa di lievi differenze tra i componenti, possono risultare anche diverse tra loro. Queste correnti, circolando nelle resistenze collegate agli ingressi, li portano a potenziali diversi e, di conseguenza, nei circuiti ad anello chiuso si ha un’uscita non nulla anche con vd = 0. Nelle configurazioni ad anello chiuso di amplificatori operazionali in tecnologia bipolare, è possibile annullare gli effetti delle I bias (supposte uguali per i due ingressi), collegando all’ingresso non invertente una resistenza (FIGURA 2): R3 = R1 // R2 </text:p>
      <text:p text:style-name="P4">Tale resistenza deve essere collocata tra v+ e massa nello schema invertente e tra l’ingresso di segnale e v+ nello schema non invertente. R2 R1 Voo = 0 vi = 0 R2 R1 Voo = 0 vi = 0 − + R3 − + R3 FIGURA 2 Resistenza di compensazione degli effetti di I bias nello schema: A) invertente; B) non invertente. Ios: corrente di fuori-zero d’ingresso (input offset current) È la differenza tra le correnti di polarizzazione dei due ingressi: I os = Ibias+ − Ibias− I due valori di Ibias possono essere diversi a causa di asimmetrie nello stadio differenziale d’ingresso. La Ibias provoca un’uscita non nulla anche con vd = 0 e la resistenza R3 non è in grado di annullare questo effetto, perché è stata dimensionata nell’ipotesi che le due correnti fossero uguali. Per limitare gli effetti di I os sulla tensione d’uscita nelle connessioni ad anello chiuso si deve limitare il valore di R2 ; infatti si dimostra che il contributo di I os sull’offset in uscita è: Voo = I os ⋅ R2 Riassumendo, sono stati definiti tre parametri (Vos, Ibias e I os) che, soprattutto negli amplificatori operazionali con ingresso a BJT, producono una tensione d’uscita (Voo) anche in assenza di segnale all’ingresso (vd= 0). Si è supposto che ciascuno dei parametri agisse in assenza degli altri due e si è concluso che, sull’uscita: • l’effetto di Vos si riduce limitando il valore del rapporto R2 /R1 ; • l’effetto di Ibias si riduce disponendo una resistenza R3 = R1 // R2 sull’ingresso non invertente; • l’effetto di I os si riduce <text:soft-page-break/>limitando il valore di R2 . L’effetto globale dei tre parametri sull’uscita (offset) si ottiene per sovrapposizione degli effetti, ma può succedere che, nonostante gli accorgimenti citati, l’insieme produca ancora un offset di tensione. Si provvede all’annullamento dell’offset residuo mediante un potenziometro (valore tipico 10 kΩ), inserito tra due pin opportunamente previsti negli integrati (l’1 e il 5 per il 741 in FIGURA 3). La compensazione dell’offset è prevista anche negli amplificatori a FET; in effetti, il potenziometro crea uno sbilanciamento tra gli ingressi, capace di annullare fuori-zero di tensione d’uscita, indipendentemente dalla causa interna che li produce ed è essenziale nel caso di valori elevati del guadagno. </text:p>
      <text:p text:style-name="P3"><text:bookmark text:name="aswift_7_expand"/><text:span text:style-name="INS"><text:span text:style-name="T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tahoma, verdan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26T01:59:31.66</meta:creation-date>
    <dc:date>2022-05-29T14:34:41.73</dc:date>
    <meta:editing-duration>PT1H22M28S</meta:editing-duration>
    <meta:editing-cycles>2</meta:editing-cycles>
    <meta:generator>OpenOffice/4.1.8$Win32 OpenOffice.org_project/418m3$Build-9803</meta:generator>
    <meta:document-statistic meta:table-count="0" meta:image-count="0" meta:object-count="0" meta:page-count="2" meta:paragraph-count="5" meta:word-count="836" meta:character-count="5155"/>
  </office:meta>
</office:document-meta>
</file>